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Nunito" svg:font-family="Nunito, Helvetica, Arial, sans-serif"/>
    <style:font-face style:name="courier new" svg:font-family="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628cm"/>
    </style:style>
    <style:style style:name="Table1.B" style:family="table-column">
      <style:table-column-properties style:column-width="1.789cm"/>
    </style:style>
    <style:style style:name="Table1.C" style:family="table-column">
      <style:table-column-properties style:column-width="13.584cm"/>
    </style:style>
    <style:style style:name="Table1.A1" style:family="table-cell">
      <style:table-cell-properties style:vertical-align="middle" fo:padding="0.053cm" fo:border="none"/>
    </style:style>
    <style:style style:name="P1" style:family="paragraph" style:parent-style-name="Standard">
      <style:text-properties officeooo:rsid="0012fa04" officeooo:paragraph-rsid="0012fa04"/>
    </style:style>
    <style:style style:name="P2" style:family="paragraph" style:parent-style-name="Standard">
      <style:text-properties officeooo:rsid="00141864" officeooo:paragraph-rsid="00141864"/>
    </style:style>
    <style:style style:name="P3" style:family="paragraph" style:parent-style-name="Standard">
      <style:paragraph-properties fo:line-height="0.353cm"/>
      <style:text-properties fo:font-variant="normal" fo:text-transform="none" fo:color="#000000" style:font-name="Menlo" fo:font-size="9.75pt" fo:letter-spacing="normal" fo:font-style="normal" fo:font-weight="normal" officeooo:rsid="00141864" officeooo:paragraph-rsid="00141864"/>
    </style:style>
    <style:style style:name="P4" style:family="paragraph" style:parent-style-name="Standard">
      <style:paragraph-properties fo:line-height="0.529cm"/>
      <style:text-properties fo:font-variant="normal" fo:text-transform="none" fo:color="#000000" style:font-name="Ubuntu" fo:font-size="12pt" fo:letter-spacing="normal" fo:font-style="normal" fo:font-weight="normal" officeooo:rsid="00141864" officeooo:paragraph-rsid="001629fc" style:font-size-asian="12pt" style:font-size-complex="12pt"/>
    </style:style>
    <style:style style:name="P5" style:family="paragraph" style:parent-style-name="Text_20_body">
      <style:text-properties officeooo:rsid="0012fa04" officeooo:paragraph-rsid="0012fa04"/>
    </style:style>
    <style:style style:name="P6" style:family="paragraph" style:parent-style-name="Text_20_body">
      <style:text-properties officeooo:rsid="00141864" officeooo:paragraph-rsid="00141864"/>
    </style:style>
    <style:style style:name="P7" style:family="paragraph" style:parent-style-name="Text_20_body">
      <style:paragraph-properties fo:line-height="0.353cm"/>
      <style:text-properties fo:color="#000000" officeooo:rsid="00141864" officeooo:paragraph-rsid="001629fc"/>
    </style:style>
    <style:style style:name="P8" style:family="paragraph" style:parent-style-name="Text_20_body">
      <style:paragraph-properties fo:line-height="0.529cm"/>
      <style:text-properties fo:font-variant="normal" fo:text-transform="none" fo:color="#000000" style:font-name="Menlo" fo:font-size="9.75pt" fo:letter-spacing="normal" fo:font-style="normal" fo:font-weight="normal" officeooo:rsid="00141864" officeooo:paragraph-rsid="00141864"/>
    </style:style>
    <style:style style:name="P9" style:family="paragraph" style:parent-style-name="Heading_20_4">
      <style:text-properties officeooo:rsid="00141864" officeooo:paragraph-rsid="00141864"/>
    </style:style>
    <style:style style:name="P10" style:family="paragraph" style:parent-style-name="Heading_20_4">
      <style:paragraph-properties fo:line-height="0.529cm"/>
      <style:text-properties fo:font-variant="normal" fo:text-transform="none" fo:color="#000000" style:font-name="Menlo" fo:font-size="9.75pt" fo:letter-spacing="normal" fo:font-style="normal" fo:font-weight="normal" officeooo:rsid="00141864" officeooo:paragraph-rsid="00141864"/>
    </style:style>
    <style:style style:name="P11" style:family="paragraph" style:parent-style-name="Heading_20_3">
      <style:text-properties officeooo:rsid="00141864" officeooo:paragraph-rsid="00141864"/>
    </style:style>
    <style:style style:name="P12" style:family="paragraph" style:parent-style-name="Heading_20_3">
      <style:text-properties fo:font-variant="normal" fo:text-transform="none" fo:color="#303030" style:font-name="Nunito" fo:letter-spacing="normal" fo:font-style="normal" fo:font-weight="bold" officeooo:rsid="0012fa04" officeooo:paragraph-rsid="0012fa04"/>
    </style:style>
    <style:style style:name="T1" style:family="text">
      <style:text-properties fo:font-variant="normal" fo:text-transform="none" fo:color="#303030" style:font-name="Nunito" fo:letter-spacing="normal" fo:font-style="normal" fo:font-weight="bold"/>
    </style:style>
    <style:style style:name="T2" style:family="text">
      <style:text-properties fo:font-variant="normal" fo:text-transform="none" style:text-position="0% 100%" style:font-name="Ubuntu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text-position="0% 100%" style:font-name="Menlo" fo:font-size="9.7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text-position="0% 100%" style:font-name="Ubuntu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text-position="0% 100%" style:font-name="Ubuntu" fo:font-size="12pt" fo:letter-spacing="normal" fo:font-style="normal" fo:font-weight="normal" fo:background-color="#f9f2f4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text-position="0% 100%" style:font-name="Ubuntu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8" style:family="text">
      <style:text-properties fo:color="#5f5f6f" style:font-name="Nunito" fo:font-weight="bold"/>
    </style:style>
    <style:style style:name="T9" style:family="text">
      <style:text-properties fo:color="#5f5f6f" style:font-name="Nunito" fo:font-size="13.5pt"/>
    </style:style>
    <style:style style:name="T10" style:family="text">
      <style:text-properties fo:color="#5f5f6f" fo:font-weight="bold"/>
    </style:style>
    <style:style style:name="T11" style:family="text">
      <style:text-properties fo:color="#5f5f6f" fo:font-size="13.5pt"/>
    </style:style>
    <style:style style:name="T12" style:family="text">
      <style:text-properties fo:color="#5f5f6f" style:font-name="Ubuntu" fo:font-weight="bold"/>
    </style:style>
    <style:style style:name="T13" style:family="text">
      <style:text-properties fo:color="#5f5f6f" style:font-name="Ubuntu" fo:font-size="13.5pt"/>
    </style:style>
    <style:style style:name="T14" style:family="text">
      <style:text-properties fo:color="#c7254e" style:font-name="Menlo" fo:font-size="12pt" fo:background-color="#f9f2f4" loext:char-shading-value="0" loext:padding="0cm" loext:border="none"/>
    </style:style>
    <style:style style:name="T15" style:family="text">
      <style:text-properties fo:color="#c7254e" fo:font-size="12pt" fo:background-color="#f9f2f4" loext:char-shading-value="0" loext:padding="0cm" loext:border="none"/>
    </style:style>
    <style:style style:name="T16" style:family="text">
      <style:text-properties fo:color="#c7254e" style:font-name="Ubuntu" fo:font-size="12pt" fo:background-color="#f9f2f4" loext:char-shading-value="0" loext:padding="0cm" loext:border="none"/>
    </style:style>
    <style:style style:name="T17" style:family="text">
      <style:text-properties style:font-name="Menlo" fo:font-size="9.75pt"/>
    </style:style>
    <style:style style:name="T18" style:family="text">
      <style:text-properties style:font-name="Menlo" fo:font-size="9.75pt" fo:font-style="italic"/>
    </style:style>
    <style:style style:name="T19" style:family="text">
      <style:text-properties style:font-name="Menlo" fo:font-size="9.75pt" officeooo:rsid="001629fc"/>
    </style:style>
    <style:style style:name="T20" style:family="text">
      <style:text-properties style:font-name="Ubuntu"/>
    </style:style>
    <style:style style:name="T21" style:family="text">
      <style:text-properties style:font-name="Ubuntu" fo:font-weight="bold"/>
    </style:style>
    <style:style style:name="T22" style:family="text">
      <style:text-properties style:font-name="Ubuntu" fo:font-weight="bold" fo:background-color="#f9f2f4" loext:char-shading-value="0" loext:padding="0cm" loext:border="none"/>
    </style:style>
    <style:style style:name="T23" style:family="text">
      <style:text-properties style:font-name="Ubuntu" fo:font-size="13.5pt"/>
    </style:style>
    <style:style style:name="T24" style:family="text">
      <style:text-properties style:font-name="Ubuntu" fo:font-size="12pt" fo:background-color="#f9f2f4" loext:char-shading-value="0" loext:padding="0cm" loext:border="none"/>
    </style:style>
    <style:style style:name="T25" style:family="text">
      <style:text-properties style:font-name="Ubuntu" fo:font-size="12pt" fo:background-color="#f9f2f4" loext:char-shading-value="0" style:font-size-asian="12pt" style:font-size-complex="12pt" loext:padding="0cm" loext:border="none"/>
    </style:style>
    <style:style style:name="T26" style:family="text">
      <style:text-properties style:font-name="Ubuntu" fo:font-size="12pt" fo:font-weight="bold" fo:background-color="#f9f2f4" loext:char-shading-value="0" loext:padding="0cm" loext:border="none"/>
    </style:style>
    <style:style style:name="T27" style:family="text">
      <style:text-properties style:font-name="Ubuntu" fo:font-size="12pt" fo:font-weight="bold" fo:background-color="#f9f2f4" loext:char-shading-value="0" style:font-size-asian="12pt" style:font-size-complex="12pt" loext:padding="0cm" loext:border="none"/>
    </style:style>
    <style:style style:name="T28" style:family="text">
      <style:text-properties style:font-name="Ubuntu" fo:font-size="12pt" style:font-size-asian="12pt" style:font-size-complex="12pt"/>
    </style:style>
    <style:style style:name="T29" style:family="text">
      <style:text-properties style:font-name="Ubuntu" fo:background-color="#f9f2f4" loext:char-shading-value="0" loext:padding="0cm" loext:border="none"/>
    </style:style>
    <style:style style:name="T30" style:family="text">
      <style:text-properties fo:color="#abb2bf"/>
    </style:style>
    <style:style style:name="T31" style:family="text">
      <style:text-properties fo:color="#abb2bf" style:font-name="Menlo" fo:font-size="9.75pt"/>
    </style:style>
    <style:style style:name="T32" style:family="text">
      <style:text-properties fo:color="#c678dd" style:font-name="Menlo" fo:font-size="9.75pt"/>
    </style:style>
    <style:style style:name="T33" style:family="text">
      <style:text-properties fo:color="#e6c07b" style:font-name="Menlo" fo:font-size="9.75pt"/>
    </style:style>
    <style:style style:name="T34" style:family="text">
      <style:text-properties fo:color="#61aeee" style:font-name="Menlo" fo:font-size="9.75pt"/>
    </style:style>
    <style:style style:name="T35" style:family="text">
      <style:text-properties fo:color="#98c379" style:font-name="Menlo" fo:font-size="9.75pt"/>
    </style:style>
    <style:style style:name="T36" style:family="text">
      <style:text-properties officeooo:rsid="001629fc"/>
    </style:style>
    <style:style style:name="T37" style:family="text">
      <style:text-properties fo:font-weight="bold"/>
    </style:style>
    <style:style style:name="T38" style:family="text">
      <style:text-properties fo:color="#303030" style:font-name="Nunito" fo:font-weight="bold"/>
    </style:style>
    <style:style style:name="T39" style:family="text">
      <style:text-properties fo:color="#303030" style:font-name="Nunito" fo:font-size="13pt" fo:font-weight="bold" style:font-size-asian="13pt" style:font-size-complex="13pt"/>
    </style:style>
    <style:style style:name="T40" style:family="text">
      <style:text-properties fo:color="#303030" fo:font-weight="bold"/>
    </style:style>
    <style:style style:name="T41" style:family="text">
      <style:text-properties fo:color="#5c6370" style:font-name="Menlo" fo:font-size="9.75pt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ntu.edu.sg/home/ehchua/programming/webprogramming/Python1a_OOP.html" text:style-name="Internet_20_link" text:visited-style-name="Visited_20_Internet_20_Link">https://www.ntu.edu.sg/home/ehchua/programming/webprogramming/Python1a_OOP.html</text:a></text:p>
      <text:p text:style-name="P1"><text:a xlink:type="simple" xlink:href="https://stackabuse.com/object-oriented-programming-in-python/" text:style-name="Internet_20_link" text:visited-style-name="Visited_20_Internet_20_Link">https://stackabuse.com/object-oriented-programming-in-python/</text:a></text:p>
      <text:p text:style-name="P1"/>
      <text:h text:style-name="P12" text:outline-level="3"><text:bookmark text:name="accessmodifiers"/>Access Modifiers :-</text:h>
      <text:p text:style-name="P5"><text:span text:style-name="T7">There are three types of access modifiers in Python: public, private, and protect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aming</text:p>
          </table:table-cell>
          <table:table-cell table:style-name="Table1.A1" office:value-type="string">
            <text:p text:style-name="Table_20_Heading">Type</text:p>
          </table:table-cell>
          <table:table-cell table:style-name="Table1.A1" office:value-type="string">
            <text:p text:style-name="Table_20_Heading">Meaning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Public</text:p>
          </table:table-cell>
          <table:table-cell table:style-name="Table1.A1" office:value-type="string">
            <text:p text:style-name="Table_20_Contents">These attributes can be freely used inside or outside of a class definition.</text:p>
          </table:table-cell>
        </table:table-row>
        <table:table-row>
          <table:table-cell table:style-name="Table1.A1" office:value-type="string">
            <text:p text:style-name="Table_20_Contents">_nam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A1" office:value-type="string">
            <text:p text:style-name="Table_20_Contents">Protected attributes should not be used outside of the class definition, unless inside of a subclass definition.</text:p>
          </table:table-cell>
        </table:table-row>
        <table:table-row>
          <table:table-cell table:style-name="Table1.A1" office:value-type="string">
            <text:p text:style-name="Table_20_Contents">__name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This kind of attribute is inaccessible and invisible. It's neither possible to read nor write to those attributes, except inside of the class definition itself.</text:p>
          </table:table-cell>
        </table:table-row>
      </table:table>
      <text:p text:style-name="P1"/>
      <text:p text:style-name="P2">class A():</text:p>
      <text:p text:style-name="P2"><text:s text:c="4"/>def __init__(self):</text:p>
      <text:p text:style-name="P2"><text:s text:c="8"/>self.__priv = "I am private"</text:p>
      <text:p text:style-name="P2"><text:s text:c="8"/>self._prot = "I am protected"</text:p>
      <text:p text:style-name="P2"><text:s text:c="8"/>self.pub = "I am public"</text:p>
      <text:p text:style-name="P2">on = A()</text:p>
      <text:p text:style-name="P2">print(on.pub)</text:p>
      <text:p text:style-name="P2">print(on.__prot) <text:s/>#<text:tab/>Attribute Error</text:p>
      <text:p text:style-name="P2">print(on.__priv)# <text:tab/>Attiribute Error</text:p>
      <text:p text:style-name="P2"/>
      <text:h text:style-name="P11" text:outline-level="3"><text:bookmark text:name="methods"/><text:span text:style-name="T1">Methods</text:span></text:h>
      <text:h text:style-name="P9" text:outline-level="4"><text:bookmark text:name="staticmethods"/><text:span text:style-name="T1">Static Methods:-</text:span></text:h>
      <text:p text:style-name="P6"><text:span text:style-name="T4">To declare a static method, you have to specify the </text:span><text:span text:style-name="Source_20_Text"><text:span text:style-name="T5">@staticmethod </text:span></text:span><text:span text:style-name="T6"><text:s/></text:span><text:span text:style-name="T4">descriptor before the name of the method.</text:span></text:p>
      <text:p text:style-name="P7"><text:span text:style-name="T3">class Car:</text:span><text:span text:style-name="T2"> </text:span></text:p>
      <text:p text:style-name="P7"><text:span text:style-name="T2"><text:tab/></text:span><text:span text:style-name="T3">@staticmethod</text:span><text:span text:style-name="T2"> </text:span></text:p>
      <text:p text:style-name="P7"><text:span text:style-name="T2"><text:tab/></text:span><text:span text:style-name="T3">def get_class_details():</text:span></text:p>
      <text:p text:style-name="P7"><text:span text:style-name="T3"><text:tab/></text:span><text:span text:style-name="T2"> </text:span><text:span text:style-name="T3">print</text:span><text:span text:style-name="T2"> </text:span><text:span text:style-name="T3">("This is a car class") </text:span></text:p>
      <text:p text:style-name="P3">Car.get_class_details() <text:s/><text:span text:style-name="T36">o/p :- This is a car class</text:span></text:p>
      <text:p text:style-name="P3"/>
      <text:h text:style-name="P10" text:outline-level="4"><text:bookmark text:name="thestrmethod"/><text:span text:style-name="T39">The </text:span><text:span text:style-name="Strong_20_Emphasis"><text:span text:style-name="T39">str </text:span></text:span><text:span text:style-name="T39">Method:-</text:span></text:h>
      <text:p text:style-name="P8"><text:span text:style-name="T28">Every Python object has a </text:span><text:span text:style-name="Source_20_Text"><text:span text:style-name="T25">__str__</text:span></text:span><text:span text:style-name="Source_20_Text"><text:span text:style-name="T27"> </text:span></text:span><text:span text:style-name="T28">method by default. When you use the object as a string, the </text:span><text:span text:style-name="Source_20_Text"><text:span text:style-name="T25">__str__</text:span></text:span><text:span text:style-name="Source_20_Text"><text:span text:style-name="T27"> </text:span></text:span><text:span text:style-name="T28">method is called, which by default prints the memory location of the object. However, you can provide your own definition for the </text:span><text:span text:style-name="Source_20_Text"><text:span text:style-name="T25">__str__</text:span></text:span><text:span text:style-name="Source_20_Text"><text:span text:style-name="T27"> </text:span></text:span><text:span text:style-name="T28">method as well.</text:span></text:p>
      <text:p text:style-name="P4"><text:span text:style-name="T17">class Car:</text:span> </text:p>
      <text:p text:style-name="P4"><text:span text:style-name="T18"><text:tab/></text:span><text:span text:style-name="T17">def __str__(self):</text:span></text:p>
      <text:p text:style-name="P4"><text:span text:style-name="T17"><text:tab/><text:tab/></text:span> <text:span text:style-name="T17">return</text:span> <text:span text:style-name="T17">"Car class Object"</text:span></text:p>
      <text:p text:style-name="P4"><text:s/><text:tab/><text:span text:style-name="T17">def start(self):</text:span></text:p>
      <text:p text:style-name="P4"><text:span text:style-name="T17"><text:tab/><text:tab/></text:span> <text:span text:style-name="T17">print</text:span> <text:span text:style-name="T17">("Engine started") </text:span></text:p>
      <text:p text:style-name="P4"><text:span text:style-name="T17">car_a = Car() </text:span></text:p>
      <text:p text:style-name="P4"><text:span text:style-name="T17">print(car_a) <text:s/></text:span><text:span text:style-name="T19">o/p: <text:s/>Car class object</text:span></text:p>
      <text:p text:style-name="P4"><text:span text:style-name="T19"/></text:p>
      <text:p text:style-name="P4"><text:soft-page-break/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Nunito" svg:font-family="Nunito, Helvetica, Arial, sans-serif"/>
    <style:font-face style:name="courier new" svg:font-family="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0:22:52.664125701</meta:creation-date>
    <dc:date>2020-05-04T01:11:17.884364751</dc:date>
    <meta:editing-duration>PT6M3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42" meta:word-count="221" meta:character-count="1564" meta:non-whitespace-character-count="1332"/>
  </office:meta>
</office:document-meta>
</file>